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1860" officeooo:paragraph-rsid="00111860"/>
    </style:style>
    <style:style style:name="P2" style:family="paragraph" style:parent-style-name="Standard">
      <style:text-properties officeooo:rsid="00111860" officeooo:paragraph-rsid="00117c38"/>
    </style:style>
    <style:style style:name="P3" style:family="paragraph" style:parent-style-name="Standard">
      <style:text-properties officeooo:rsid="00111860" officeooo:paragraph-rsid="00166cb3"/>
    </style:style>
    <style:style style:name="P4" style:family="paragraph" style:parent-style-name="Standard">
      <style:text-properties officeooo:rsid="00117c38" officeooo:paragraph-rsid="00117c38"/>
    </style:style>
    <style:style style:name="P5" style:family="paragraph" style:parent-style-name="Standard">
      <style:text-properties officeooo:rsid="00117c38" officeooo:paragraph-rsid="00166cb3"/>
    </style:style>
    <style:style style:name="P6" style:family="paragraph" style:parent-style-name="Standard">
      <style:text-properties officeooo:rsid="00137c86" officeooo:paragraph-rsid="00137c86"/>
    </style:style>
    <style:style style:name="P7" style:family="paragraph" style:parent-style-name="Standard">
      <style:text-properties officeooo:rsid="00137c86" officeooo:paragraph-rsid="0015715d"/>
    </style:style>
    <style:style style:name="P8" style:family="paragraph" style:parent-style-name="Standard">
      <style:text-properties officeooo:rsid="00166cb3" officeooo:paragraph-rsid="00166cb3"/>
    </style:style>
    <style:style style:name="T1" style:family="text">
      <style:text-properties officeooo:rsid="00111860"/>
    </style:style>
    <style:style style:name="T2" style:family="text">
      <style:text-properties officeooo:rsid="00117c38"/>
    </style:style>
    <style:style style:name="T3" style:family="text">
      <style:text-properties officeooo:rsid="0011ec7f"/>
    </style:style>
    <style:style style:name="T4" style:family="text">
      <style:text-properties officeooo:rsid="0015715d"/>
    </style:style>
    <style:style style:name="T5" style:family="text">
      <style:text-properties officeooo:rsid="00166c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ent that helps injured agents:</text:p>
      <text:p text:style-name="P1"><text:tab/>Priority <text:s text:c="4"/>- <text:s text:c="5"/>Plan</text:p>
      <text:p text:style-name="P1"><text:tab/>1<text:tab/><text:tab/> Walks towards exit</text:p>
      <text:p text:style-name="P1"><text:tab/>/*<text:tab/>While walking checks: <text:s text:c="3"/>*/</text:p>
      <text:p text:style-name="P1"><text:tab/>2<text:tab/><text:tab/> If(injured_agent &amp;&amp; range &lt;= (x,y)) <text:s/>help_agent_Exit;</text:p>
      <text:p text:style-name="P1"><text:tab/></text:p>
      <text:p text:style-name="P1"/>
      <text:p text:style-name="P1">Agent that doesn't care:</text:p>
      <text:p text:style-name="P1"><text:tab/>Priority <text:s text:c="4"/>- <text:s text:c="5"/>Plan</text:p>
      <text:p text:style-name="P1"><text:tab/>1<text:tab/><text:tab/> Walks towards exit</text:p>
      <text:p text:style-name="P1"><text:tab/>/*<text:tab/>While walking checks: <text:s text:c="3"/>*/</text:p>
      <text:p text:style-name="P1"><text:tab/>2 <text:tab/><text:tab/> if(agent_blocking) find new path;</text:p>
      <text:p text:style-name="P1"/>
      <text:p text:style-name="P1"/>
      <text:p text:style-name="P1">Agent that is freezes:</text:p>
      <text:p text:style-name="P1"><text:tab/>Priority <text:s text:c="4"/>- <text:s text:c="5"/>Plan</text:p>
      <text:p text:style-name="P1"><text:tab/>1<text:tab/><text:tab/> Walks towards exit</text:p>
      <text:p text:style-name="P1"><text:tab/>/*<text:tab/>While walking checks: <text:s text:c="3"/>*/</text:p>
      <text:p text:style-name="P1"><text:tab/>2 <text:tab/><text:tab/> if(see(injured_agent) || see(accident→distance (x,y)) <text:s/>freeze;</text:p>
      <text:p text:style-name="P1"><text:tab/>/*<text:tab/>While frozen checks:<text:tab/> <text:s text:c="4"/>*/</text:p>
      <text:p text:style-name="P1"><text:tab/>3<text:tab/><text:tab/> if(accident_near → distance &lt;= (x,y)<text:span text:style-name="T4">)</text:span> <text:s/>→ <text:s/>injured <text:s/>|| <text:s/>panic (run(rand(x,y)) until injured) for fun eheh</text:p>
      <text:p text:style-name="P1"/>
      <text:p text:style-name="P1"/>
      <text:p text:style-name="P1">Jesus Agent:</text:p>
      <text:p text:style-name="P1"><text:tab/>Priority <text:s text:c="4"/>- <text:s text:c="5"/>Plan</text:p>
      <text:p text:style-name="P1"><text:tab/>1<text:tab/><text:tab/> Walks towards exit</text:p>
      <text:p text:style-name="P1"><text:tab/>/*Jesus Mode*/</text:p>
      <text:p text:style-name="P1"><text:tab/>1<text:tab/><text:tab/>Searches for frozen agents<text:tab/></text:p>
      <text:p text:style-name="P2"><text:tab/></text:p>
      <text:p text:style-name="P2"><text:tab/>/*<text:tab/>While walking checks: <text:s text:c="3"/>*/</text:p>
      <text:p text:style-name="P1"><text:tab/>2 <text:tab/><text:tab/>if(agent_frozen) → unfr<text:span text:style-name="T2">eeze</text:span> and guide towards exit.</text:p>
      <text:p text:style-name="P1"><text:tab/>/*<text:span text:style-name="T2">Jesus Mode</text:span>*/</text:p>
      <text:p text:style-name="P2"><text:tab/>2 <text:tab/><text:tab/>if(agent_frozen) → unfr<text:span text:style-name="T2">eeze</text:span> and <text:span text:style-name="T2">continue search.</text:span></text:p>
      <text:p text:style-name="P2"><text:tab/></text:p>
      <text:p text:style-name="P2"><text:tab/>/*<text:tab/> <text:span text:style-name="T2">While guiding:</text:span>*/</text:p>
      <text:p text:style-name="P1"><text:tab/><text:span text:style-name="T2">3<text:tab/><text:tab/>if(agent_frozen) → unfreeze, stack, continue (either exit or search).</text:span></text:p>
      <text:p text:style-name="P1"><text:tab/></text:p>
      <text:p text:style-name="P1"><text:tab/>/*<text:span text:style-name="T2">search param</text:span>*/</text:p>
      <text:p text:style-name="P1"><text:tab/>/*<text:span text:style-name="T2">It's Jesus, he will know when to stop searching</text:span>*/</text:p>
      <text:p text:style-name="P1"/>
      <text:p text:style-name="P1"/>
      <text:p text:style-name="P4">Agent that helps vs Jesus Agent</text:p>
      <text:p text:style-name="P4"/>
      <text:p text:style-name="P4">The helping agent only affects injured agents. </text:p>
      <text:p text:style-name="P4">What will happen is that if he finds an injured agent in his path towards the exit he grabs him and continues to walk.</text:p>
      <text:p text:style-name="P4"/>
      <text:p text:style-name="P4"/>
      <text:p text:style-name="P4"><text:soft-page-break/>E→ exit</text:p>
      <text:p text:style-name="P4">I → injured</text:p>
      <text:p text:style-name="P4">A→ agent</text:p>
      <text:p text:style-name="P4">AI → agent with injured</text:p>
      <text:p text:style-name="P4">F → frozen</text:p>
      <text:p text:style-name="P4">NF → not frozen</text:p>
      <text:p text:style-name="P4"/>
      <text:p text:style-name="P4"><text:tab/><text:tab/>/*Helping agent*/</text:p>
      <text:p text:style-name="P4">[ ][ ][E][ ]<text:tab/><text:tab/><text:tab/>[ ][ ][E ][ ]</text:p>
      <text:p text:style-name="P4">[ ][ ][ <text:s text:c="2"/>][ ]<text:tab/><text:tab/>=&gt;<text:tab/>[ ][ ][ <text:s text:c="3"/>][ ]</text:p>
      <text:p text:style-name="P4">[ ][I][A][ ]<text:tab/><text:tab/>=&gt;<text:tab/>[ ][ ][AI][ ]/*he will be 'picked up' by the agen*/</text:p>
      <text:p text:style-name="P4">[ ][ <text:s/>][ <text:s/>][ ]<text:tab/><text:tab/><text:tab/>[ ][ ][ <text:s text:c="3"/>][ ]</text:p>
      <text:p text:style-name="P4"/>
      <text:p text:style-name="P4"/>
      <text:p text:style-name="P4"><text:tab/><text:tab/>/*Jesus*/</text:p>
      <text:p text:style-name="P4">[ ][ <text:s/>][E][ <text:s/>]<text:tab/><text:tab/><text:tab/>[ ][ ][E ][ <text:s text:c="2"/>]</text:p>
      <text:p text:style-name="P4">[ ][ <text:s/>][ <text:s text:c="2"/>][ <text:s/>]<text:tab/><text:tab/>=&gt;<text:tab/>[ ][ ][ <text:s text:c="3"/>][ <text:s text:c="2"/>]<text:tab/></text:p>
      <text:p text:style-name="P4">[ ][ <text:s/>][ <text:s text:c="2"/>][F]<text:tab/><text:tab/>=&gt;<text:tab/>[ ][ ][A <text:s/>][F]</text:p>
      <text:p text:style-name="P4">[ ][F][A][ <text:s/>]<text:tab/><text:tab/><text:tab/>[ ][ ][NF][ <text:s/>] /*he will unfreeze and follow*/</text:p>
      <text:p text:style-name="P4"/>
      <text:p text:style-name="P4"/>
      <text:p text:style-name="P8">NEW IDEA:</text:p>
      <text:p text:style-name="P8"><text:tab/>FireStarterAgent:</text:p>
      <text:p text:style-name="P8"><text:tab/><text:tab/><text:span text:style-name="T1">Priority <text:s text:c="4"/>- <text:s text:c="5"/>Plan</text:span></text:p>
      <text:p text:style-name="P3"><text:tab/>1<text:tab/><text:tab/> Walks towards exit</text:p>
      <text:p text:style-name="P3"><text:tab/>/*<text:tab/>While walking checks: <text:s text:c="3"/>*/</text:p>
      <text:p text:style-name="P3"><text:tab/>2 <text:tab/><text:tab/> if(see(<text:span text:style-name="T5">FIRE</text:span>)<text:span text:style-name="T5">)</text:span> →<text:span text:style-name="T5"> random (x,y) with timer.</text:span></text:p>
      <text:p text:style-name="P3"><text:tab/>/*<text:tab/><text:span text:style-name="T5">If touches fire – 1 square distance</text:span>*/</text:p>
      <text:p text:style-name="P3"><text:tab/><text:span text:style-name="T5">3<text:tab/><text:tab/> <text:s/>while(timer &lt; 0) → runs straight (either -x or x || -y or y) → spreads fire.</text:span></text:p>
      <text:p text:style-name="P5"/>
      <text:p text:style-name="P4"/>
      <text:p text:style-name="P4">Envirorment</text:p>
      <text:p text:style-name="P4"/>
      <text:p text:style-name="P4">2D Grid Map with presets:</text:p>
      <text:p text:style-name="P4"><text:tab/>Will be create 1 to 3 maps of a building.</text:p>
      <text:p text:style-name="P4"/>
      <text:p text:style-name="P4"><text:tab/>What will agents know:</text:p>
      <text:p text:style-name="P4"><text:tab/>-Current Position → (x,y)<text:tab/><text:tab/></text:p>
      <text:p text:style-name="P4"><text:tab/>-[E][E][E] array_of_exits <text:s/>→ all exits have a (x,y)</text:p>
      <text:p text:style-name="P4"><text:tab/>-<text:span text:style-name="T3">array of path to follow? (A* → shortest path) → generated in the current position.</text:span></text:p>
      <text:p text:style-name="P4"><text:tab/><text:tab/><text:span text:style-name="T3">Problems:</text:span></text:p>
      <text:p text:style-name="P4"><text:tab/><text:tab/><text:tab/>→<text:span text:style-name="T3"> how agent will know the area of damage of an accident event?</text:span></text:p>
      <text:p text:style-name="P4"><text:tab/><text:tab/><text:tab/>→<text:span text:style-name="T3"> if (x,y) of accident is out of range to agent?</text:span></text:p>
      <text:p text:style-name="P4"><text:tab/><text:tab/><text:tab/>→<text:span text:style-name="T3"> what is range for the agent?</text:span></text:p>
      <text:p text:style-name="P4"><text:tab/><text:tab/><text:tab/></text:p>
      <text:p text:style-name="P4"/>
      <text:p text:style-name="P6">Algorithms to be used:<text:tab/></text:p>
      <text:p text:style-name="P6"><text:tab/>A* Shortest path probably.</text:p>
      <text:p text:style-name="P6"><text:tab/>There are 2DGrid functions in Jadex for path finding and shortest distance.</text:p>
      <text:p text:style-name="P7"><text:soft-page-break/><text:tab/></text:p>
      <text:p text:style-name="P7"><text:span text:style-name="T4"><text:tab/></text:span>What will agents be doing while 'waiting' for the accident to happen?</text:p>
      <text:p text:style-name="P6"><text:tab/>Possible solutions:</text:p>
      <text:p text:style-name="P6"><text:tab/><text:tab/>→ either specify certain path independent of the agent and add them to the agent at the moment of it's creation.</text:p>
      <text:p text:style-name="P6"><text:tab/><text:tab/>→ either set a rand() to allow user enjoyment of watching agents acting like chickens.</text:p>
      <text:p text:style-name="P6"><text:tab/><text:tab/>→ More boring and pain in the ass to implement… add goals and plans (ex: move object from (x1,y1) → (x2, y2))</text:p>
      <text:p text:style-name="P6"/>
      <text:p text:style-name="P6"/>
      <text:p text:style-name="P6"><text:tab/>Objective</text:p>
      <text:p text:style-name="P6"><text:tab/><text:tab/>Having a set of agents with diferent characteristics implemented, set in a specified envirorment and watch the behaviour implemented.</text:p>
      <text:p text:style-name="P6"><text:tab/><text:tab/>Understanding the variation of types of agents and it's influence in the envirorment.</text:p>
      <text:p text:style-name="P6"><text:tab/><text:tab/>Gather data about injuries/rescued agents. <text:span text:style-name="T4">Compare results.</text:span></text:p>
      <text:p text:style-name="P6"/>
      <text:p text:style-name="P6"/>
      <text:p text:style-name="P7"><text:tab/><text:span text:style-name="T4">Events:</text:span></text:p>
      <text:p text:style-name="P7"><text:tab/><text:tab/><text:span text:style-name="T4">Possible implementation of events:</text:span></text:p>
      <text:p text:style-name="P7"><text:tab/><text:tab/>-<text:span text:style-name="T4">Fire (starts in a position (x,y) → random?) spreads with a racio squares/time</text:span></text:p>
      <text:p text:style-name="P7"><text:tab/><text:tab/>-<text:span text:style-name="T4">(Desabamento) (starts in 1 or more positions (x,y)) → projetcs obstacles to map.</text:span></text:p>
      <text:p text:style-name="P7"><text:tab/><text:tab/>-<text:span text:style-name="T4">Explosion = FIRE + (DESABAMENTO)</text:span><text:tab/><text:tab/></text:p>
      <text:p text:style-name="P7"><text:tab/><text:tab/></text:p>
      <text:p text:style-name="P7"><text:tab/><text:span text:style-name="T4">Injuries:</text:span></text:p>
      <text:p text:style-name="P7"><text:tab/><text:tab/><text:span text:style-name="T4">Switch(Event)</text:span></text:p>
      <text:p text:style-name="P7"><text:tab/><text:tab/></text:p>
      <text:p text:style-name="P7"><text:tab/><text:tab/><text:tab/><text:span text:style-name="T4">case(FIRE):</text:span></text:p>
      <text:p text:style-name="P7"><text:tab/><text:tab/><text:tab/><text:tab/>→<text:span text:style-name="T4"> if(agent near fire → timer &amp; (distance (x,y))) <text:s/>→ <text:s/>injured.</text:span></text:p>
      <text:p text:style-name="P7"><text:tab/><text:tab/><text:tab/><text:tab/>→<text:span text:style-name="T4"> if(agent tooooooo near fire → (distance (x,y))) <text:s/>→ <text:s/>injured.</text:span></text:p>
      <text:p text:style-name="P7"><text:tab/><text:tab/><text:tab/><text:tab/></text:p>
      <text:p text:style-name="P7"><text:tab/><text:tab/><text:tab/><text:tab/></text:p>
      <text:p text:style-name="P7"><text:tab/><text:tab/><text:tab/><text:span text:style-name="T4">case(Desabamento)</text:span></text:p>
      <text:p text:style-name="P7"><text:tab/><text:tab/><text:tab/><text:tab/>→<text:span text:style-name="T4"> if(projectile 'created' too near → distance (x,y)) <text:s/>→ <text:s/>injured.</text:span></text:p>
      <text:p text:style-name="P7"><text:tab/><text:tab/><text:tab/></text:p>
      <text:p text:style-name="P7"><text:tab/><text:tab/><text:tab/><text:span text:style-name="T4">case(Explosion)</text:span></text:p>
      <text:p text:style-name="P7"><text:tab/><text:tab/><text:tab/><text:tab/>→<text:span text:style-name="T4"> check both</text:span></text:p>
      <text:p text:style-name="P7"/>
      <text:p text:style-name="P7"><text:tab/><text:tab/></text:p>
      <text:p text:style-name="P7"><text:tab/>/*<text:span text:style-name="T4">Note:</text:span>*/</text:p>
      <text:p text:style-name="P7"><text:tab/><text:span text:style-name="T4">In any event we have these options:</text:span></text:p>
      <text:p text:style-name="P7"><text:tab/><text:tab/>→<text:span text:style-name="T4"> Create the projectiles / fire spreading :<text:tab/><text:tab/></text:span></text:p>
      <text:p text:style-name="P7"><text:tab/><text:tab/><text:tab/>→<text:span text:style-name="T4"> random within the center of the accident.</text:span></text:p>
      <text:p text:style-name="P7"><text:tab/><text:tab/><text:tab/>→<text:span text:style-name="T4"> select specific points within the center of the accident. (ex: not over a wall, not over an agent, etc…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16:25:53.308391934</meta:creation-date>
    <dc:date>2015-11-06T17:30:32.542801657</dc:date>
    <meta:editing-duration>PT30M27S</meta:editing-duration>
    <meta:editing-cycles>4</meta:editing-cycles>
    <meta:generator>LibreOffice/5.0.3.2$Linux_X86_64 LibreOffice_project/00m0$Build-2</meta:generator>
    <meta:document-statistic meta:table-count="0" meta:image-count="0" meta:object-count="0" meta:page-count="3" meta:paragraph-count="111" meta:word-count="672" meta:character-count="4007" meta:non-whitespace-character-count="3128"/>
  </office:meta>
</office:document-meta>
</file>